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5in" style:rel-column-width="1080*"/>
    </style:style>
    <style:style style:name="Table1.B" style:family="table-column">
      <style:table-column-properties style:column-width="2.6847in" style:rel-column-width="3866*"/>
    </style:style>
    <style:style style:name="Table1.C" style:family="table-column">
      <style:table-column-properties style:column-width="3.2583in" style:rel-column-width="46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1764" officeooo:paragraph-rsid="00151764"/>
    </style:style>
    <style:style style:name="P2" style:family="paragraph" style:parent-style-name="Title">
      <style:text-properties officeooo:rsid="00151764" officeooo:paragraph-rsid="00151764"/>
    </style:style>
    <style:style style:name="P3" style:family="paragraph" style:parent-style-name="Table_20_Contents">
      <style:text-properties officeooo:rsid="00151764" officeooo:paragraph-rsid="00151764"/>
    </style:style>
    <style:style style:name="P4" style:family="paragraph" style:parent-style-name="Table_20_Contents">
      <style:text-properties officeooo:rsid="00151764" officeooo:paragraph-rsid="001828e6"/>
    </style:style>
    <style:style style:name="P5" style:family="paragraph" style:parent-style-name="Table_20_Contents">
      <style:text-properties officeooo:rsid="0017a672" officeooo:paragraph-rsid="0017a672"/>
    </style:style>
    <style:style style:name="P6" style:family="paragraph" style:parent-style-name="Table_20_Contents">
      <style:text-properties officeooo:rsid="001828e6" officeooo:paragraph-rsid="001828e6"/>
    </style:style>
    <style:style style:name="T1" style:family="text">
      <style:text-properties officeooo:rsid="0016ca95"/>
    </style:style>
    <style:style style:name="T2" style:family="text">
      <style:text-properties officeooo:rsid="001828e6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28e6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oid DB wrapper</text:p>
      <text:p text:style-name="P1">There should be a way to do CRUD with homogeneous rows. Maybe also heterogeneous rows? Certainly in a single transaction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Homogeneous</text:p>
          </table:table-cell>
          <table:table-cell table:style-name="Table1.C1" office:value-type="string">
            <text:p text:style-name="P5">Heterogeneous?</text:p>
          </table:table-cell>
        </table:table-row>
        <table:table-row>
          <table:table-cell table:style-name="Table1.A2" office:value-type="string">
            <text:p text:style-name="P3">Create</text:p>
          </table:table-cell>
          <table:table-cell table:style-name="Table1.A2" office:value-type="string">
            <text:p text:style-name="P3">Must require all non null values, and result in a primary key object.</text:p>
            <text:p text:style-name="P6"><text:span text:style-name="T3">Value constructor</text:span>.</text:p>
          </table:table-cell>
          <table:table-cell table:style-name="Table1.C2" office:value-type="string">
            <text:p text:style-name="P4"><text:span text:style-name="T4">Value constructor</text:span><text:span text:style-name="T2"> = a</text:span>ll non null <text:span text:style-name="T1">values and primary keys from heterogeneous rows.</text:span></text:p>
            <text:p text:style-name="P4"><text:span text:style-name="T4">Join constructor</text:span><text:span text:style-name="T2"> = all non null values and heterogeneous row objects.</text:span></text:p>
          </table:table-cell>
        </table:table-row>
        <table:table-row>
          <table:table-cell table:style-name="Table1.A2" office:value-type="string">
            <text:p text:style-name="P3">Read</text:p>
          </table:table-cell>
          <table:table-cell table:style-name="Table1.A2" office:value-type="string">
            <text:p text:style-name="P5">From table, given appropriate primary key object.</text:p>
            <text:p text:style-name="P5">From table, given appropriate WHERE statement.</text:p>
          </table:table-cell>
          <table:table-cell table:style-name="Table1.C2" office:value-type="string">
            <text:p text:style-name="P5">All primary keys &amp; rows populated?</text:p>
            <text:p text:style-name="P5">Could do this with an appropriate JOIN query.</text:p>
          </table:table-cell>
        </table:table-row>
        <table:table-row>
          <table:table-cell table:style-name="Table1.A2" office:value-type="string">
            <text:p text:style-name="P3">Update</text:p>
          </table:table-cell>
          <table:table-cell table:style-name="Table1.A2" office:value-type="string">
            <text:p text:style-name="P5">Make modifications in response to a call with a transaction.</text:p>
          </table:table-cell>
          <table:table-cell table:style-name="Table1.C2" office:value-type="string">
            <text:p text:style-name="P5">As homogeneous. Sh<text:span text:style-name="T2">ould propagate changes to rows referenced by foreign keys if the foreign key is unchanged. Otherwise, the rows referenced by modified foreign keys are nulled.</text:span></text:p>
          </table:table-cell>
        </table:table-row>
        <table:table-row>
          <table:table-cell table:style-name="Table1.A2" office:value-type="string">
            <text:p text:style-name="P3">Delete</text:p>
          </table:table-cell>
          <table:table-cell table:style-name="Table1.A2" office:value-type="string">
            <text:p text:style-name="P5">Delete method on table object taking a <text:s/>primary key object.</text:p>
          </table:table-cell>
          <table:table-cell table:style-name="Table1.C2" office:value-type="string">
            <text:p text:style-name="P5">As homogeneous; no support for cascading delete; supported in SQLite DB itself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Williamson</meta:initial-creator>
    <meta:creation-date>2015-09-19T09:57:13.496397173</meta:creation-date>
    <dc:date>2015-09-19T11:00:15.224248071</dc:date>
    <dc:creator>Rob Williamson</dc:creator>
    <meta:editing-duration>PT47M50S</meta:editing-duration>
    <meta:editing-cycles>3</meta:editing-cycles>
    <meta:generator>LibreOffice/4.4.3.2$Linux_X86_64 LibreOffice_project/40m0$Build-2</meta:generator>
    <meta:document-statistic meta:table-count="1" meta:image-count="0" meta:object-count="0" meta:page-count="1" meta:paragraph-count="20" meta:word-count="154" meta:character-count="971" meta:non-whitespace-character-count="836"/>
  </office:meta>
</office:document-meta>
</file>